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Index">
      <style:paragraph-properties style:page-number="auto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>
      <style:paragraph-properties fo:text-align="center"/>
    </style:style>
    <style:style style:name="P7" style:family="paragraph"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ize="10pt" style:font-size-asian="10pt" style:font-size-complex="10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asdadsasd</text:p>
      <text:p text:style-name="P3">Contenido</text:p>
      <text:p text:style-name="P4">Default page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>
      <style:text-properties style:font-name="Helvetica" fo:font-size="10pt" style:font-size-asian="10pt" style:font-size-complex="10pt"/>
    </style:style>
    <style:style style:name="MT1" style:family="text">
      <style:text-properties style:font-name="Helvetica"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3" draw:style-name="Mgr1" draw:text-style-name="MP1" svg:x1="0.058cm" svg:y1="23.43cm" svg:x2="17.603cm" svg:y2="23.43cm"><text:p/></draw:line><draw:line text:anchor-type="paragraph" draw:z-index="11" draw:style-name="Mgr1" draw:text-style-name="MP1" svg:x1="0.058cm" svg:y1="0.6cm" svg:x2="17.603cm" svg:y2="0.6cm"><text:p/></draw:line>Default Header</text:p>
      </style:header>
      <style:footer>
        <text:p text:style-name="MP2"><draw:frame text:anchor-type="paragraph" draw:z-index="7" draw:style-name="Mgr2" draw:text-style-name="MP3" svg:width="6.548cm" svg:height="0.572cm" svg:x="0.058cm" svg:y="-0.023cm"><draw:text-box><text:p text:style-name="MP3"><text:span text:style-name="MT1">Powered by Orbital Zero</text:span></text:p></draw:text-box></draw:frame><text:span text:style-name="MT1">Página </text:span><text:span text:style-name="MT1"><text:page-number text:select-page="current">3</text:page-number></text:span><text:span text:style-name="MT1"> de </text:span><text:span text:style-name="MT1"><text:page-count>6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>First Page</text:p>
      </style:header>
      <style:footer>
        <text:p text:style-name="Footer">Page foot</text:p>
      </style:footer>
    </style:master-page>
    <style:master-page style:name="Landscape" style:page-layout-name="Mpm2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1T13:10:25</meta:creation-date>
    <dc:date>2012-10-01T18:53:50</dc:date>
    <meta:editing-duration>PT23M29S</meta:editing-duration>
    <meta:editing-cycles>1</meta:editing-cycles>
    <meta:document-statistic meta:table-count="0" meta:image-count="0" meta:object-count="0" meta:page-count="6" meta:paragraph-count="7" meta:word-count="14" meta:character-count="79" meta:non-whitespace-character-count="72"/>
    <meta:generator>LibreOffice/3.5$Linux_X86_64 LibreOffice_project/350m1$Build-2</meta:generator>
  </office:meta>
</office:document-meta>
</file>